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fo:background-color="transparent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Heading_20_2">
      <style:paragraph-properties fo:text-align="justify" style:justify-single-word="false" fo:break-before="page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ção dos atores: </text:h>
      <text:p text:style-name="Standard"><text:span text:style-name="T1">Usuário: </text:span>usuário comum do sistema. </text:p>
      <text:p text:style-name="Standard"><text:span text:style-name="T1">Administrador:</text:span> usuário com funções administrativas no sistema. </text:p>
      <text:p text:style-name="Standard"><text:span text:style-name="T1">Especialista:</text:span> usuário que é especialista numa área.</text:p>
      <text:p text:style-name="Standard"/>
      <text:h text:style-name="Heading_20_2" text:outline-level="2">Glossário: </text:h>
      <text:p text:style-name="Standard"><text:span text:style-name="T1">Especialidade: </text:span>alguma especialidade que um usuário possui como, por exemplo, Linux. </text:p>
      <text:p text:style-name="Standard"><text:span text:style-name="T1">FAQ:</text:span> Frequently Asked Questions. (Perguntas Frequentes) </text:p>
      <text:p text:style-name="Standard"><text:span text:style-name="T1">Thread: </text:span>conjunto de pergunta, respostas e réplicas sobre um assunto. </text:p>
      <text:p text:style-name="Standard"/>
      <text:h text:style-name="Heading_20_2" text:outline-level="2">Requisitos de Sistema:</text:h>
      <text:p text:style-name="Text_20_body">Ter instalado: Java, MYSQL.</text:p>
      <text:p text:style-name="Text_20_body">Requisitos Funcionais: Servidor de E-mail, Servidor de MYSQL, Tomcat.</text:p>
      <text:p text:style-name="Text_20_body">Requisitos de sistema: Computador capaz de rodar um browser e com conexão à internet.</text:p>
      <text:p text:style-name="Text_20_body"><text:tab/>O servidor <text:s/></text:p>
      <text:h text:style-name="P5" text:outline-level="2">Casos de uso resumidos: </text:h>
      <text:p text:style-name="Standard"><text:span text:style-name="T1">Cadastrar usuário:</text:span> o usuário efetua o cadastro que será validado posteriormente por e-mail. </text:p>
      <text:p text:style-name="Standard"/>
      <text:p text:style-name="Standard"><text:span text:style-name="T1">Cadastrar especialidade: </text:span>o administrador cadastra uma especialidade nova. </text:p>
      <text:p text:style-name="Standard"/>
      <text:p text:style-name="Standard"><text:span text:style-name="T1">Atualizar especialidades do usuário: </text:span>o usuário define suas próprias especialidades. </text:p>
      <text:p text:style-name="Standard"/>
      <text:p text:style-name="Standard"><text:span text:style-name="T1">Enviar arquivo: </text:span>o usuário especialista pode enviar arquivos para uma especialidade sua. </text:p>
      <text:p text:style-name="Standard"/>
      <text:p text:style-name="Standard"><text:span text:style-name="T1">Postar dúvida: </text:span>o usuário posta uma dúvida sobre qualquer especialidade e os especialistas são notificados por e-mail. </text:p>
      <text:p text:style-name="Standard"/>
      <text:p text:style-name="Standard"><text:span text:style-name="T1">Responder dúvida: </text:span>o especialista responde a uma dúvida sobre sua especialidade e o autor da questão é notificado por e-mail. </text:p>
      <text:p text:style-name="Standard"/>
      <text:p text:style-name="Standard"><text:span text:style-name="T1">Replicar resposta:</text:span> o usuário faz uma réplica à resposta recebida. </text:p>
      <text:p text:style-name="Standard"/>
      <text:p text:style-name="Standard"><text:span text:style-name="T1">Dar nota: </text:span>o usuário dá nota à resposta e o especialista que respondeu recebe aquela pontuação. </text:p>
      <text:p text:style-name="Standard">IMPORTANTE: não sabemos o que fazer caso dois especialistas queiram responder à questão. </text:p>
      <text:p text:style-name="Standard"/>
      <text:p text:style-name="Standard"><text:span text:style-name="T1">Marcar como FAQ: </text:span>o usuário especialista pode marcar uma pergunta (e sua resposta) como FAQ na especialidade. - Caracterização da Engenharia de Software </text:p>
      <text:p text:style-name="Standard"/>
      <text:p text:style-name="Standard">- Mapeamento objeto-relacional, JPA e Hibernate </text:p>
      <text:p text:style-name="Standard"/>
      <text:p text:style-name="Standard">- Arquitetura cliente-servidor na Web, VRaptor </text:p>
      <text:p text:style-name="Standard"/>
      <text:p text:style-name="Standard">- Testes de unidade, JUnit </text:p>
      <text:p text:style-name="Standard"/>
      <text:p text:style-name="Standard">- Conceitos de orientação a objetos e sua implementação em Java </text:p>
      <text:p text:style-name="Standard"/>
      <text:p text:style-name="Standard">- Qualidade de código e métricas </text:p>
      <text:p text:style-name="Standard"/>
      <text:p text:style-name="Standard">- Sistemas de controle de versão </text:p>
      <text:p text:style-name="Standard"/>
      <text:p text:style-name="Standard">- Análise Orientada a Objetos </text:p>
      <text:p text:style-name="Standard"/>
      <text:p text:style-name="Standard">- Diagramas da UML </text:p>
      <text:p text:style-name="Standard"/>
      <text:p text:style-name="Standard">- Processo OpenUP </text:p>
      <text:p text:style-name="Standard"/>
      <text:p text:style-name="Standard">- Design Orientado a Objetos </text:p>
      <text:p text:style-name="Standard"/>
      <text:p text:style-name="Standard">- Arquitetura de software </text:p>
      <text:p text:style-name="Standard"/>
      <text:p text:style-name="Standard">- Princípios de design, acomplamento e coesão </text:p>
      <text:p text:style-name="Standard"/>
      <text:p text:style-name="Standard">- Bad Smells de design </text:p>
      <text:p text:style-name="Standard"/>
      <text:p text:style-name="Standard">- Testes de software</text:p>
      <text:h text:style-name="P6" text:outline-level="2">Requisitos funcionais: </text:h>
      <text:h text:style-name="P7" text:outline-level="3">Nome do caso de uso: Cadastrar usuário </text:h>
      <text:p text:style-name="P1">Prioridade: essencial </text:p>
      <text:p text:style-name="P1">Evento iniciante: O potencial usuário solicita ao sistema cadastro </text:p>
      <text:p text:style-name="P1">Ator principal: Potencial usuário </text:p>
      <text:p text:style-name="P1">Pré-condição: O potencial usuário deverá estar com a página de cadastro aberta. </text:p>
      <text:p text:style-name="P1">Fluxo básico: </text:p>
      <text:p text:style-name="P1"><text:tab/>1) Sistema requer o seguintes dados do potencial usuário: </text:p>
      <text:p text:style-name="P1"><text:tab/><text:tab/>a) Nome de login (obrigatório); </text:p>
      <text:p text:style-name="P1"><text:tab/><text:tab/>b) Senha (obrigatório); </text:p>
      <text:p text:style-name="P1"><text:tab/><text:tab/>c) E-mail (obrigatório); </text:p>
      <text:p text:style-name="P3"><text:tab/><text:tab/>d) Incluir dados extras; </text:p>
      <text:p text:style-name="P1"><text:tab/>2) Potencial usuário informa os dados necessários. </text:p>
      <text:p text:style-name="P1"><text:tab/>3) Sistema valida os dados. </text:p>
      <text:p text:style-name="P1"><text:tab/>4) Sistema cadastra o usuário como pendente. </text:p>
      <text:p text:style-name="P1"><text:tab/>5) Sistema envia e-mail para o usuário de acordo com o que foi passado. </text:p>
      <text:p text:style-name="P1"><text:tab/>6) Potencial usuário confirma por e-mail o cadastro. </text:p>
      <text:p text:style-name="P1"><text:tab/>7) Sistema marca o usuário como não-pendente e o caso de uso termina. </text:p>
      <text:p text:style-name="P1">Fluxos alternativos: </text:p>
      <text:p text:style-name="P3"><text:tab/>Não confirmação do cadastro: </text:p>
      <text:p text:style-name="P3"><text:tab/>Localização: passo 6 do fluxo básico. </text:p>
      <text:p text:style-name="P3"><text:tab/><text:tab/>a) Sistema cancela cadastro e caso de uso termina. </text:p>
      <text:p text:style-name="P1">Pós-condição: O potencial usuário está cadastrado como usuário no sistem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potencial usuário que nem todas as informações obrigatórias foram informadas. </text:p>
      <text:p text:style-name="P1"><text:tab/><text:tab/>b) Volta para o passo 2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potencial usuário que existem informações obrigatórias inválidas. </text:p>
      <text:p text:style-name="P1"><text:tab/><text:tab/>b) Volta para o passo 2 do fluxo básico. </text:p>
      <text:p text:style-name="P1"/>
      <text:p text:style-name="P1"><text:soft-page-break/><text:tab/>Nome de login já existente: </text:p>
      <text:p text:style-name="P1"><text:tab/>Localização: passo 3 do fluxo básico. </text:p>
      <text:p text:style-name="P1"><text:tab/><text:tab/>a) Sistema notifica ao potencial usuário que o nome de login informado já existe no sistema. </text:p>
      <text:p text:style-name="P1"><text:tab/><text:tab/>b) Volta para o passo 2 do fluxo básico. </text:p>
      <text:p text:style-name="P1"/>
      <text:p text:style-name="P3"><text:tab/>E-mail não existente:</text:p>
      <text:p text:style-name="P3"><text:tab/>Localização: passo 5 do fluxo básico.</text:p>
      <text:p text:style-name="P3"><text:tab/><text:tab/>a) Sistema cancela o cadastro e o caso de uso termina. </text:p>
      <text:h text:style-name="P7" text:outline-level="3">Nome do caso de uso: Autenticar usuário (Login) </text:h>
      <text:p text:style-name="P1">Prioridade: essencial </text:p>
      <text:p text:style-name="P1">Evento iniciante: O usuário solicita autenticar-se no sistema. </text:p>
      <text:p text:style-name="P1">Ator principal: Usuário </text:p>
      <text:p text:style-name="P1">Pré-condição: O usuário deve estar cadastrado no sistema. </text:p>
      <text:p text:style-name="P1">Fluxo básico: </text:p>
      <text:p text:style-name="P1"><text:tab/>1) Sistema solicita identificador e senha; <text:s/></text:p>
      <text:p text:style-name="P1"><text:tab/>2) Usuário informa identificador e senha; </text:p>
      <text:p text:style-name="P1"><text:tab/>3) Sistema valida os dados; </text:p>
      <text:p text:style-name="P1"><text:tab/>4) Usuário é identificado no sistema e o caso de uso termina. </text:p>
      <text:p text:style-name="P1">Fluxos alternativos: </text:p>
      <text:p text:style-name="P3"><text:tab/>Esquecimento de senha: </text:p>
      <text:p text:style-name="P3"><text:tab/>Localização: passo 2 do fluxo básico. </text:p>
      <text:p text:style-name="P3"><text:tab/><text:tab/>a) Usuário informa que não lembra a senha; </text:p>
      <text:p text:style-name="P3"><text:tab/><text:tab/>b) Sistema verifica o identificador e envia a senha para o e-mail correspondente; </text:p>
      <text:p text:style-name="P3"><text:tab/><text:tab/>c) Volta para passo 1 do fluxo básico. </text:p>
      <text:p text:style-name="P1">Pós-condição: O usuário está identificado no sistema. </text:p>
      <text:p text:style-name="P1">Fluxos de exceção: </text:p>
      <text:p text:style-name="P1"><text:tab/>Identificador/senha incorretos: </text:p>
      <text:p text:style-name="P1"><text:tab/>Localização: passo 3 do fluxo básico. </text:p>
      <text:p text:style-name="P1"><text:tab/><text:tab/>a) Usuário informa identificador/senha incorretos; </text:p>
      <text:p text:style-name="P1"><text:tab/><text:tab/>b) Sistema notifica ao usuário que o identificador/senha estão incorretos; </text:p>
      <text:p text:style-name="P1"><text:tab/><text:tab/>c) Volta para o passo 1 do fluxo básico. </text:p>
      <text:h text:style-name="P7" text:outline-level="3">Nome do caso de uso: Encerrar sessão </text:h>
      <text:p text:style-name="P1">Prioridade: essencial </text:p>
      <text:p text:style-name="P1">Evento iniciante: O usuário solicita encerrar sessão. </text:p>
      <text:p text:style-name="P1"><text:soft-page-break/>Ator principal: Usuário </text:p>
      <text:p text:style-name="P1">Pré-condição: O usuário deve estar autenticado no sistema. </text:p>
      <text:p text:style-name="P1">Fluxo básico: </text:p>
      <text:p text:style-name="P1"><text:tab/>1) Usuário solicita saída do sistema; </text:p>
      <text:p text:style-name="P1"><text:tab/>2) Sistema encerra sessão do usuário e o caso de uso termina. </text:p>
      <text:p text:style-name="P1">Fluxos alternativos: </text:p>
      <text:p text:style-name="P1">Pós-condição: Usuário está não identificado no sistema. </text:p>
      <text:p text:style-name="P1">Fluxos de exceção: </text:p>
      <text:h text:style-name="P7" text:outline-level="3">Nome de caso de uso: Cadastrar especialidade </text:h>
      <text:p text:style-name="P1">Prioridade: essencial </text:p>
      <text:p text:style-name="P1">Evento iniciante: O administrador solicita cadastrar uma especialidade no sistema. </text:p>
      <text:p text:style-name="P1">Ator principal: Administrador </text:p>
      <text:p text:style-name="P1">Pré-condição: O usuário deve estar identificado como o administrador. </text:p>
      <text:p text:style-name="P1">Fluxo básico: </text:p>
      <text:p text:style-name="P1"><text:tab/>1) Sistema requer dados referentes à especialidade; </text:p>
      <text:p text:style-name="P1"><text:tab/><text:tab/>a) Nome da especialidade (obrigatório); </text:p>
      <text:p text:style-name="P1"><text:tab/><text:tab/>b) Descrição da especialidade. </text:p>
      <text:p text:style-name="P1"><text:tab/>2) Administrador informa os dados necessários; </text:p>
      <text:p text:style-name="P1"><text:tab/>3) Sistema valida os dados; </text:p>
      <text:p text:style-name="P1"><text:tab/>4) Sistema cadastra a especialidade; </text:p>
      <text:p text:style-name="P1"><text:tab/>5) Sistema notifica ao administrador que o cadastro foi efetuado e o caso de uso termina. </text:p>
      <text:p text:style-name="P1">Fluxos alternativos: </text:p>
      <text:p text:style-name="P1">Pós-condição: A especialidade está cadastrada. </text:p>
      <text:p text:style-name="P1">Fluxos de exceção: </text:p>
      <text:p text:style-name="P1"><text:tab/>Dados insuficientes para o cadastro: </text:p>
      <text:p text:style-name="P1"><text:tab/>Localização: passo 3 do fluxo básico. </text:p>
      <text:p text:style-name="P1"><text:tab/><text:tab/>a) Sistema notifica ao administrador que nem todas as informações obrigatórias foram informadas. </text:p>
      <text:p text:style-name="P1"><text:tab/><text:tab/>b) Volta para o passo 2 do fluxo básico. </text:p>
      <text:p text:style-name="P1"/>
      <text:p text:style-name="P1"><text:tab/>Dados inválidos: </text:p>
      <text:p text:style-name="P1"><text:tab/>Localização: passo 3 do fluxo básico. </text:p>
      <text:p text:style-name="P1"><text:tab/><text:tab/>a) Sistema notifica ao administrador que existem informações obrigatórias inválidas. </text:p>
      <text:p text:style-name="P1"><text:tab/><text:tab/>b) Volta para o passo 2 do fluxo básico. </text:p>
      <text:p text:style-name="P1"/>
      <text:p text:style-name="P1"><text:tab/>Nome de especialidade já existente: </text:p>
      <text:p text:style-name="P1"><text:soft-page-break/><text:tab/>Localização: passo 3 do fluxo básico. </text:p>
      <text:p text:style-name="P1"><text:tab/><text:tab/>a) Sistema notifica ao adminsitrador que o nome de especialidade informado já existe no sistema. </text:p>
      <text:p text:style-name="P1"><text:tab/><text:tab/>b) Volta para o passo 2 do fluxo básico. </text:p>
      <text:h text:style-name="P7" text:outline-level="3">Nome do caso de uso: Atualizar especialidades do usuário </text:h>
      <text:p text:style-name="P1">Prioridade: essencial </text:p>
      <text:p text:style-name="P1">Evento iniciante: O usuário solicita definir suas especialidades. </text:p>
      <text:p text:style-name="P1">Ator principal: Usuário </text:p>
      <text:p text:style-name="P1">Pré-condição: O usuário deve estar autenticado no sistema. </text:p>
      <text:p text:style-name="P1">Fluxo básico: </text:p>
      <text:p text:style-name="P1"><text:tab/>1) Sistema requer dados referentes às especialidades; </text:p>
      <text:p text:style-name="P1"><text:tab/>2) Usuário informa as especialidades que possui; </text:p>
      <text:p text:style-name="P1"><text:tab/>3) Sistema atualiza as especialidades; </text:p>
      <text:p text:style-name="P1"><text:tab/>4) Sistema notifica ao usuário que as especialidades foram definidas e o caso de uso termina. </text:p>
      <text:p text:style-name="P1">Fluxos alternativos: </text:p>
      <text:p text:style-name="P1">Pós-condição: As especialidades do usuário autenticado foram atualizadas. </text:p>
      <text:p text:style-name="P1">Fluxos de exceção: </text:p>
      <text:h text:style-name="P7" text:outline-level="3">Nome do caso de uso: Enviar arquivo </text:h>
      <text:p text:style-name="P1">Prioridade: opcional (por ora) </text:p>
      <text:p text:style-name="P1">Evento iniciante: O especialista solicita enviar arquivo. </text:p>
      <text:p text:style-name="P1">Ator principal: Especialista </text:p>
      <text:p text:style-name="P1">Pré-condição: O usuário deve ser especialista na área em que quer enviar o arquivo e deve estar autenticado. </text:p>
      <text:p text:style-name="P1">Fluxo básico: </text:p>
      <text:p text:style-name="P1"><text:tab/>1) Sistema requer dados referentes ao arquivo; </text:p>
      <text:p text:style-name="P1"><text:tab/><text:tab/>a) Nome do arquivo; </text:p>
      <text:p text:style-name="P1"><text:tab/><text:tab/>b) Localização no arquivo do computador do usuário para fazer o upload (obrigatório); </text:p>
      <text:p text:style-name="P1"><text:tab/>2) Usuário informa os dados referentes ao arquivo; </text:p>
      <text:p text:style-name="P3"><text:tab/>3) Sistema faz upload do arquivo. </text:p>
      <text:p text:style-name="P3"><text:tab/>4) Sistema guarda as informações referentes ao arquivo. </text:p>
      <text:p text:style-name="P1"><text:tab/>5) Sistema notifica ao usuário que o envio foi feito sucesso e o caso de uso termina. </text:p>
      <text:p text:style-name="P1">Fluxos alternativos: </text:p>
      <text:p text:style-name="P1"><text:tab/>Usuário cancela o envio do arquivo: </text:p>
      <text:p text:style-name="P1"><text:tab/>Localização: passo 3 do fluxo básico. </text:p>
      <text:p text:style-name="P1"><text:tab/><text:tab/>a) Sistema apaga trecho do arquivo que foi enviado. </text:p>
      <text:p text:style-name="P1"><text:soft-page-break/><text:tab/><text:tab/>b) Volta para o passo 2 do fluxo básico. </text:p>
      <text:p text:style-name="P1">Pós-condição: O arquivo foi enviado e está disponível no sistema. </text:p>
      <text:p text:style-name="P1">Fluxos de exceção: </text:p>
      <text:p text:style-name="P1"><text:tab/>Dados insuficientes para o cadastro: </text:p>
      <text:p text:style-name="P1"><text:tab/>Localização: passo 2 do fluxo básico. </text:p>
      <text:p text:style-name="P1"><text:tab/><text:tab/>a) Sistema notifica ao administrador que nem todas as informações obrigatórias foram informadas. </text:p>
      <text:p text:style-name="P1"><text:tab/><text:tab/>b) Volta para o passo 1 do fluxo básico. </text:p>
      <text:p text:style-name="P1"/>
      <text:p text:style-name="P1"><text:tab/>Dados inválidos: </text:p>
      <text:p text:style-name="P1"><text:tab/>Localização: passo 2 do fluxo básico. </text:p>
      <text:p text:style-name="P1"><text:tab/><text:tab/>a) Sistema notifica ao administrador que existem informações obrigatórias inválidas. </text:p>
      <text:p text:style-name="P1"><text:tab/><text:tab/>b) Volta para o passo 1 do fluxo básico. </text:p>
      <text:h text:style-name="P4" text:outline-level="2">Nome do caso de uso: Postar dúvida </text:h>
      <text:p text:style-name="P1">Prioridade: essencial </text:p>
      <text:p text:style-name="P1">Evento iniciante: O usuário solicita postar uma dúvida. </text:p>
      <text:p text:style-name="P1">Ator principal: Usuário </text:p>
      <text:p text:style-name="P1">Pré-condição: O usuário deve estar autenticado. </text:p>
      <text:p text:style-name="P1">Fluxo básico: </text:p>
      <text:p text:style-name="P1"><text:tab/>1) Usuário seleciona especialidade; </text:p>
      <text:p text:style-name="P1"><text:tab/>2) Sistema requer dados referentes à dúvida; </text:p>
      <text:p text:style-name="P1"><text:tab/><text:tab/>a) Título; </text:p>
      <text:p text:style-name="P1"><text:tab/><text:tab/>b) Texto; </text:p>
      <text:p text:style-name="P1"><text:tab/>3) Usuário informa os dados referentes à dúvida; </text:p>
      <text:p text:style-name="P1"><text:tab/>4) Sistema valida os dados; </text:p>
      <text:p text:style-name="P1"><text:tab/>5) Sistema cadastra a dúvida; </text:p>
      <text:p text:style-name="P1"><text:tab/>6) Sistema envia e-mail para os especialistas; </text:p>
      <text:p text:style-name="P1"><text:tab/>7) Sistema notifica ao usuário que a dúvida foi postada e o caso de uso termina. </text:p>
      <text:p text:style-name="P1">Pós-condição: O usuário postou a dúvida que ficou disponível no sistema e o e-mail foi enviado para os especialistas. </text:p>
      <text:h text:style-name="P7" text:outline-level="3">Nome do caso de uso: Editar Dúvida</text:h>
      <text:p text:style-name="P1">Prioridade: opcional ( por ora )</text:p>
      <text:p text:style-name="P1">Evento iniciante: O usuário solicita a edição de uma dúvida já postada.</text:p>
      <text:p text:style-name="P1">Ator principal: Usuário</text:p>
      <text:p text:style-name="P1">Pré-condições: Usuário autenticado, dúvida existe e foi postada há 30 minutos ou menos.</text:p>
      <text:p text:style-name="P1">Fluxo básico:</text:p>
      <text:p text:style-name="P1"><text:soft-page-break/><text:tab/>1) Usuário seleciona a dúvida;</text:p>
      <text:p text:style-name="P1"><text:tab/>2) Sistema habilita a modificação da dúvida;</text:p>
      <text:p text:style-name="P1"><text:tab/>3) Sistema exibe os dados atuais;</text:p>
      <text:p text:style-name="P1"><text:tab/>4) Sistema requer dados referentes às modificações;</text:p>
      <text:p text:style-name="P1"><text:tab/><text:tab/>a) Título;</text:p>
      <text:p text:style-name="P1"><text:tab/><text:tab/>b) Texto;</text:p>
      <text:p text:style-name="P1"><text:tab/>5) Usuário informa os dados referentes à modificação; </text:p>
      <text:p text:style-name="P1"><text:tab/>6) Sistema valida os dados; </text:p>
      <text:p text:style-name="P1"><text:tab/>7) Sistema cadastra a modificação;</text:p>
      <text:p text:style-name="P1"><text:tab/>8) Sistema notifica ao usuário que a modificação foi terminada e o caso de uso termina.</text:p>
      <text:p text:style-name="Text_20_body">Pós-condição: A dúvida é modificada no sistema.</text:p>
      <text:h text:style-name="P7" text:outline-level="3">Nome do caso de uso: Responder dúvida </text:h>
      <text:p text:style-name="P1">Prioridade: essencial </text:p>
      <text:p text:style-name="P1">Evento iniciante: O usuário especialista solicita responder uma dúvida. </text:p>
      <text:p text:style-name="P1">Ator principal: Especialista </text:p>
      <text:p text:style-name="P1">Pré-condição: O usuário deve estar autenticado, ser especialista na área e a dúvida deve estar em aberto. </text:p>
      <text:p text:style-name="P1">Fluxo básico: </text:p>
      <text:p text:style-name="P1"><text:tab/>1) Sistema requer dados referentes à resposta; </text:p>
      <text:p text:style-name="P1"><text:tab/><text:tab/>a) Título; </text:p>
      <text:p text:style-name="P1"><text:tab/><text:tab/>b) Texto; </text:p>
      <text:p text:style-name="P1"><text:tab/>2) Especialista informa os dados referentes à resposta; </text:p>
      <text:p text:style-name="P1"><text:tab/>3) Sistema valida os dados; </text:p>
      <text:p text:style-name="P1"><text:tab/>4) Sistema cadastra a resposta; </text:p>
      <text:p text:style-name="P1"><text:tab/>5) Sistema envia e-mail para o usuário autor da pergunta; </text:p>
      <text:p text:style-name="P1"><text:tab/>6) Sistema notifica ao especialista que a resposta foi postada e o caso de uso termina. </text:p>
      <text:p text:style-name="P1"/>
      <text:p text:style-name="P1">Pós-condição: O especialista respondeu a dúvida, a resposta ficou disponível no sistema e o e-mail foi enviado para os especialistas. </text:p>
      <text:p text:style-name="P1"/>
      <text:h text:style-name="P7" text:outline-level="3">Nome do caso de uso: Editar Resposta</text:h>
      <text:p text:style-name="P1">Prioridade: opcional ( por ora )</text:p>
      <text:p text:style-name="P1">Evento iniciante: O usuário solicita a edição de uma resposta já postada.</text:p>
      <text:p text:style-name="P1">Ator principal: Usuário</text:p>
      <text:p text:style-name="P1">Pré-condições: Usuário autenticado, resposta existe e foi postada há 30 minutos ou menos.</text:p>
      <text:p text:style-name="P1">Fluxo básico:</text:p>
      <text:p text:style-name="P1"><text:soft-page-break/><text:tab/>1) Usuário seleciona a resposta;</text:p>
      <text:p text:style-name="P1"><text:tab/>2) Sistema habilita a modificação da resposta;</text:p>
      <text:p text:style-name="P1"><text:tab/>3) Sistema exibe os dados atuais;</text:p>
      <text:p text:style-name="P1"><text:tab/>4) Sistema requer dados referentes às modificações;</text:p>
      <text:p text:style-name="P1"><text:tab/><text:tab/>a) Texto;</text:p>
      <text:p text:style-name="P1"><text:tab/>5) Usuário informa os dados referentes à modificação; </text:p>
      <text:p text:style-name="P1"><text:tab/>6) Sistema valida os dados; </text:p>
      <text:p text:style-name="P1"><text:tab/>7) Sistema cadastra a modificação;</text:p>
      <text:p text:style-name="P1"><text:tab/>8) Sistema notifica ao usuário que a modificação foi terminada e o caso de uso termina.</text:p>
      <text:p text:style-name="P1">Pós-condição: A dúvida é modificada no sistema.</text:p>
      <text:h text:style-name="P7" text:outline-level="3">Nome do caso de uso: Replicar resposta </text:h>
      <text:p text:style-name="P1">Prioridade: essencial </text:p>
      <text:p text:style-name="P1">Evento iniciante: O usuário solicita replicar uma resposta. </text:p>
      <text:p text:style-name="P1">Ator principal: Usuário </text:p>
      <text:p text:style-name="P1">Pré-condição: O usuário deve estar autenticado e deve ser o autor da dúvida. </text:p>
      <text:p text:style-name="P1">Fluxo básico: </text:p>
      <text:p text:style-name="P1"><text:tab/>1) Sistema requer dados referentes à réplica; </text:p>
      <text:p text:style-name="P1"><text:tab/><text:tab/>a) Título; </text:p>
      <text:p text:style-name="P1"><text:tab/><text:tab/>b) Texto; </text:p>
      <text:p text:style-name="P1"><text:tab/>2) Usuário informa os dados referentes à réplica; </text:p>
      <text:p text:style-name="P1"><text:tab/>3) Sistema valida os dados; </text:p>
      <text:p text:style-name="P1"><text:tab/>4) Sistema cadastra a resposta; </text:p>
      <text:p text:style-name="P3"><text:tab/>5) Sistema envia e-mail para o autor da resposta; </text:p>
      <text:p text:style-name="P1"><text:tab/>6) Sistema notifica ao usuário que a réplica foi postada e o caso de uso termina. </text:p>
      <text:p text:style-name="P1"><text:span text:style-name="T2"/></text:p>
      <text:p text:style-name="P1">Pós-condição: O usuário replicou a resposta, a réplica fica disponível no sistema e o e-mail foi enviado para o especialista autor da resposta. </text:p>
      <text:h text:style-name="P7" text:outline-level="3">Nome do caso de uso: Avaliar resposta </text:h>
      <text:p text:style-name="P1">Prioridade: essencial </text:p>
      <text:p text:style-name="P1">Evento iniciante: O usuário solicita avaliar uma resposta. </text:p>
      <text:p text:style-name="P1">Ator principal: Usuário </text:p>
      <text:p text:style-name="P1">Pré-condição: O usuário deve estar autenticado e deve ser o autor da dúvida. </text:p>
      <text:p text:style-name="P1">Fluxo básico: </text:p>
      <text:p text:style-name="P1"><text:tab/>1) Sistema requer a nota da resposta; </text:p>
      <text:p text:style-name="P1"><text:tab/>2) Usuário informa a nota da resposta; </text:p>
      <text:p text:style-name="P1"><text:soft-page-break/><text:tab/>3) Sistema valida os dados; </text:p>
      <text:p text:style-name="P1"><text:tab/>4) Sistema cadastra a nota relativa à resposta e ao especialista; </text:p>
      <text:p text:style-name="P3"><text:tab/>5) Sistema marca a thread como somente leitura; </text:p>
      <text:p text:style-name="P1"><text:tab/>6) Sistema notifica ao usuário que a avaliação foi feita e o caso de uso termina. </text:p>
      <text:p text:style-name="P1"/>
      <text:p text:style-name="P1">Pós-condição: O usuário deu a nota à resposta e a thread foi encerrada no sistema. </text:p>
      <text:p text:style-name="P1"/>
      <text:h text:style-name="P7" text:outline-level="3">Nome do caso de uso: Marcar como FAQ </text:h>
      <text:p text:style-name="P1">Prioridade: essencial </text:p>
      <text:p text:style-name="P1">Evento iniciante: O especialista solicita marcar uma thread como FAQ. </text:p>
      <text:p text:style-name="P1">Ator principal: Especialista </text:p>
      <text:p text:style-name="P1">Pré-condição: O usuário deve estar autenticado, deve ser especialista na área e a pergunta deve ter uma resposta. </text:p>
      <text:p text:style-name="P1">Fluxo básico: </text:p>
      <text:p text:style-name="P1"><text:tab/>1) Especialista seleciona a thread que quer marcar como FAQ; </text:p>
      <text:p text:style-name="P1"><text:tab/>2) Sistema marca a thread como FAQ; </text:p>
      <text:p text:style-name="P1"><text:tab/>3) Sistema notifica ao especialista que a thread foi marcada como FAQ e o caso de uso termina. </text:p>
      <text:p text:style-name="P1"/>
      <text:p text:style-name="P1">Pós-condição: O especialista marcou a thread como FAQ e essa está disponível na seção de FAQ da especialidade. </text:p>
      <text:p text:style-name="P1"/>
      <text:h text:style-name="Heading_20_2" text:outline-level="2">Histórias que não se tornaram use cases:</text:h>
      <text:p text:style-name="Text_20_body">2 - Os especialistas com maior pontuação são exibidos na página de entrada do site </text:p>
      <text:p text:style-name="Text_20_body">2 - As últimas 5 perguntas são apresentadas na página inicial </text:p>
      <text:p text:style-name="Text_20_body"/>
      <text:p text:style-name="Text_20_body">Essas histórias não têm um caso de uso associado porque são coisas feitas automatica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zxx" fo:country="non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iam Gnann</meta:initial-creator>
    <meta:creation-date>2011-09-04T19:21:57</meta:creation-date>
    <dc:date>2011-09-09T16:05:54</dc:date>
    <dc:creator>Thiago </dc:creator>
    <meta:editing-duration>PT3H4M50S</meta:editing-duration>
    <meta:editing-cycles>34</meta:editing-cycles>
    <meta:generator>LibreOffice/3.3$Linux LibreOffice_project/330m19$Build-301</meta:generator>
    <meta:document-statistic meta:table-count="0" meta:image-count="0" meta:object-count="0" meta:page-count="10" meta:paragraph-count="286" meta:word-count="2050" meta:character-count="13479"/>
  </office:meta>
</office:document-meta>
</file>